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5.42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66pt" style:font-size-asian="66pt" style:font-size-complex="66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an Value Theorem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lle's Theorem</text:p>
          </draw:text-box>
        </draw:frame>
        <draw:frame presentation:style-name="pr4" draw:layer="layout" svg:width="25.199cm" svg:height="15.421cm" svg:x="1.4cm" svg:y="4.914cm" presentation:class="outline" presentation:user-transformed="true">
          <draw:text-box>
            <text:list text:style-name="L2">
              <text:list-header>
                <text:p><text:span text:style-name="T1">If </text:span><text:span text:style-name="T2">f</text:span><text:span text:style-name="T1">(</text:span><text:span text:style-name="T3">x</text:span><text:span text:style-name="T1">) is continuous and differentiable between [</text:span><text:span text:style-name="T3">a</text:span><text:span text:style-name="T1">, </text:span><text:span text:style-name="T3">b</text:span><text:span text:style-name="T1">] where </text:span><text:span text:style-name="T2">f</text:span><text:span text:style-name="T1">(</text:span><text:span text:style-name="T3">a</text:span><text:span text:style-name="T1">) = </text:span><text:span text:style-name="T2">f</text:span><text:span text:style-name="T1">(</text:span><text:span text:style-name="T3">b</text:span><text:span text:style-name="T1">),</text:span><text:span text:style-name="T4"> </text:span></text:p>
                <text:p><text:span text:style-name="T4">then there is at least one point, c, between </text:span><text:span text:style-name="T5">a</text:span><text:span text:style-name="T4"> and </text:span><text:span text:style-name="T5">b</text:span><text:span text:style-name="T4"> such that </text:span><text:span text:style-name="T6">f</text:span><text:span text:style-name="T4">'(</text:span><text:span text:style-name="T7">c</text:span><text:span text:style-name="T4">) = 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an Value Theorem</text:p>
          </draw:text-box>
        </draw:frame>
        <draw:frame presentation:style-name="pr4" draw:layer="layout" svg:width="25.199cm" svg:height="15.421cm" svg:x="1.4cm" svg:y="4.914cm" presentation:class="outline" presentation:user-transformed="true">
          <draw:text-box>
            <text:list text:style-name="L2">
              <text:list-header>
                <text:p><text:span text:style-name="T4">If </text:span><text:span text:style-name="T6">f</text:span><text:span text:style-name="T4">(</text:span><text:span text:style-name="T5">x</text:span><text:span text:style-name="T4">) is continuous and differentiable</text:span><text:span text:style-name="T4"> between [</text:span><text:span text:style-name="T5">a</text:span><text:span text:style-name="T4">, </text:span><text:span text:style-name="T5">b</text:span><text:span text:style-name="T4">], </text:span></text:p>
                <text:p><text:span text:style-name="T4">then there is at least one point, </text:span><text:span text:style-name="T5">c</text:span><text:span text:style-name="T4">, between </text:span><text:span text:style-name="T5">a</text:span><text:span text:style-name="T4"> and </text:span><text:span text:style-name="T5">b</text:span><text:span text:style-name="T4"> such that</text:span></text:p>
              </text:list-header>
            </text:list>
          </draw:text-box>
        </draw:frame>
        <draw:frame draw:style-name="gr2" draw:text-style-name="P2" draw:layer="layout" svg:width="13.217cm" svg:height="3.7cm" svg:x="6.5cm" svg:y="1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why do we care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d to prove more useful theorems</text:p>
              </text:list-item>
              <text:list-item>
                <text:p>Examples</text:p>
              </text:list-item>
              <text:list-item>
                <text:p>If <text:span text:style-name="T8">f</text:span> is differentiable then, <text:span text:style-name="T8">f</text:span>'(<text:span text:style-name="T9">x</text:span>) = 0 iff <text:span text:style-name="T8">f</text:span>(<text:span text:style-name="T9">x</text:span>) = <text:span text:style-name="T8">c</text:span></text:p>
              </text:list-item>
              <text:list-item>
                <text:p>If <text:span text:style-name="T8">f</text:span>'(<text:span text:style-name="T9">x</text:span>) <text:span text:style-name="T10">=</text:span> <text:span text:style-name="T8">g</text:span>'(<text:span text:style-name="T9">x</text:span>) for all <text:span text:style-name="T9">x</text:span> in [<text:span text:style-name="T9">a</text:span>,<text:span text:style-name="T9">b</text:span>] then <text:span text:style-name="T8">f</text:span>(<text:span text:style-name="T9">x</text:span>) <text:span text:style-name="T10">=</text:span> <text:span text:style-name="T8">g</text:span>(<text:span text:style-name="T9">x</text:span>) + <text:span text:style-name="T9">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 certiant highways there are toll boths set up every 10 miles. <text:s/>If the speed limit is 60 mph on this stretch of road then is it logical that they give you a speeding ticket if you make it between the toll booths in less than 10 minut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><text:span text:style-name="T1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9M40S</meta:editing-duration>
    <meta:editing-cycles>50</meta:editing-cycles>
    <meta:generator>OpenOffice/4.1.1$Win32 OpenOffice.org_project/411m6$Build-9775</meta:generator>
    <dc:date>2016-11-13T19:49:57.10</dc:date>
    <meta:document-statistic meta:object-count="45"/>
  </office:meta>
</office:document-meta>
</file>

<file path=Object 1/content.xml><?xml version="1.0" encoding="utf-8"?>
<math xmlns="http://www.w3.org/1998/Math/MathML">
  <semantics>
    <mrow>
      <mi>f</mi>
      <mi>'</mi>
      <mrow>
        <mrow>
          <mo stretchy="false">(</mo>
          <mrow>
            <mi>c</mi>
          </mrow>
          <mo stretchy="false">)</mo>
        </mrow>
        <mo stretchy="false">=</mo>
        <mfrac>
          <mrow>
            <mi>f</mi>
            <mrow>
              <mrow>
                <mo stretchy="false">(</mo>
                <mrow>
                  <mi>b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a</mi>
              </mrow>
              <mo stretchy="false">)</mo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f'(c) = {f(b) - f(a)} over {b - a}</annotation>
  </semantics>
</math>
</file>